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17a4bc"/>
    </style:style>
    <text:list-style style:name="L1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3035in" text:min-label-width="0.1965in"/>
      </text:list-level-style-bullet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lternativas de servidores</text:p>
      <text:p text:style-name="Standard"/>
      <text:p text:style-name="Standard">Vídeo</text:p>
      <text:p text:style-name="Standard"><text:a xlink:type="simple" xlink:href="https://en.wikipedia.org/wiki/FreeJ">FreeJ</text:a> video streamer for Icecast – GPL</text:p>
      <text:p text:style-name="P1"><text:a xlink:type="simple" xlink:href="https://en.wikipedia.org/wiki/Helix_Universal_Server">Helix Universal Server</text:a> delivers MPEG-DASH, RTSP, HTTP Live Streaming (HLS), RTMP. Discontinued since October 2014.</text:p>
      <text:p text:style-name="P1"><text:a xlink:type="simple" xlink:href="https://en.wikipedia.org/wiki/Icecast">Icecast</text:a> - GPL streaming media server</text:p>
      <text:p text:style-name="Standard"/>
      <text:p text:style-name="Standard">Áudio</text:p>
      <text:p text:style-name="Standard"><text:a xlink:type="simple" xlink:href="https://en.wikipedia.org/wiki/Ampache">Ampache</text:a> - GPL/LGPL Audio streaming</text:p>
      <text:p text:style-name="Standard"><text:a xlink:type="simple" xlink:href="https://en.wikipedia.org/wiki/Dyne:bolic">dyne:bolic</text:a> - GNU/Linux live CD ready for radio streaming</text:p>
      <text:p text:style-name="Standard"/>
      <text:p text:style-name="Standard"/>
      <text:p text:style-name="Standard">Referências</text:p>
      <text:p text:style-name="Standard"/>
      <text:p text:style-name="Standard"><text:a xlink:type="simple" xlink:href="https://en.wikipedia.org/wiki/List_of_streaming_media_systems">https://en.wikipedia.org/wiki/List_of_streaming_media_systems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3T16:09:16.056727895</meta:creation-date>
    <dc:date>2017-01-04T00:38:47.970296583</dc:date>
    <meta:editing-duration>PT8H26M2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0" meta:word-count="48" meta:character-count="386" meta:non-whitespace-character-count="347"/>
  </office:meta>
</office:document-meta>
</file>